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andomAccessContent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Content.setLastModifiedTime( final long mod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FileContent.endInput( final FileContentInputStream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ontentOutputStream.FileContentOutputStream( final FileObject file , final OutputStream out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Content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File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Content.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FileConten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Content.streamClo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ileContent.endRandomAccess( RandomAccessContent r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Content.getCertifica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ContentIn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Content.isOpenGlob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ileContent.end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ileContent.streamOpe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Content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Content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Content.getAttribute( final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Content.hasAttribute( final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FileConte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Content.ge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FileContent.ge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ileContent.setAttribute( final String attrName , final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Content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ContentOutputStream.on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FileContent.getThread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ileContent.removeAttribute( final String att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FileContent.DefaultFileContent( final AbstractFileObject file , final FileContentInfoFactory fileContentInfo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Content.getOutputStream( boolean bApp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FileContent.getLastModified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FileContent.getConten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ContentInputStream.FileContentInputStream( final FileObject file , final InputStream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Cont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andomAccessContent.FileRandomAccessContent( final FileObject file , final RandomAccess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